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less b" svg:font-family="'Timeless b'"/>
    <style:font-face style:name="Timeless bold" svg:font-family="'Timeless bold'"/>
    <style:font-face style:name="FreeSans1" svg:font-family="FreeSans" style:font-family-generic="swiss"/>
    <style:font-face style:name="Baskerville" svg:font-family="Baskerville" style:font-pitch="variable"/>
    <style:font-face style:name="Coolvetica" svg:font-family="Coolvetica" style:font-pitch="variable"/>
    <style:font-face style:name="Eccentric" svg:font-family="Eccentric" style:font-pitch="variable"/>
    <style:font-face style:name="Eunjin" svg:font-family="Eunjin" style:font-pitch="variable"/>
    <style:font-face style:name="Maratre" svg:font-family="Maratre" style:font-pitch="variable"/>
    <style:font-face style:name="Timeless" svg:font-family="Timeless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0pt" officeooo:rsid="0010382b" officeooo:paragraph-rsid="0010382b" style:font-size-asian="50pt" style:font-size-complex="50pt"/>
    </style:style>
    <style:style style:name="P2" style:family="paragraph" style:parent-style-name="Standard">
      <style:paragraph-properties fo:text-align="center" style:justify-single-word="false"/>
      <style:text-properties style:font-name="Timeless" fo:font-size="50pt" officeooo:rsid="0010382b" officeooo:paragraph-rsid="0010382b" style:font-size-asian="43.75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Timeless" fo:font-size="250pt" officeooo:rsid="0010382b" officeooo:paragraph-rsid="0010382b" style:font-size-asian="250pt" style:font-size-complex="25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erci</text:p>
      <text:p text:style-name="P1"/>
      <text:p text:style-name="P2"/>
      <text:p text:style-name="P2"><text:soft-page-break/></text:p>
      <text:p text:style-name="P3">c'est</text:p>
      <text:p text:style-name="P2"/>
      <text:p text:style-name="P2"/>
      <text:p text:style-name="P2"><text:soft-page-break/></text:p>
      <text:p text:style-name="P3">fini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less b" svg:font-family="'Timeless b'"/>
    <style:font-face style:name="Timeless bold" svg:font-family="'Timeless bold'"/>
    <style:font-face style:name="FreeSans1" svg:font-family="FreeSans" style:font-family-generic="swiss"/>
    <style:font-face style:name="Baskerville" svg:font-family="Baskerville" style:font-pitch="variable"/>
    <style:font-face style:name="Coolvetica" svg:font-family="Coolvetica" style:font-pitch="variable"/>
    <style:font-face style:name="Eccentric" svg:font-family="Eccentric" style:font-pitch="variable"/>
    <style:font-face style:name="Eunjin" svg:font-family="Eunjin" style:font-pitch="variable"/>
    <style:font-face style:name="Maratre" svg:font-family="Maratre" style:font-pitch="variable"/>
    <style:font-face style:name="Timeless" svg:font-family="Timeless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Fournier</meta:initial-creator>
    <meta:creation-date>2017-07-04T16:34:38.606067192</meta:creation-date>
    <dc:date>2017-07-04T16:39:28.554417881</dc:date>
    <dc:creator>Nicolas Fournier</dc:creator>
    <meta:editing-duration>PT4M50S</meta:editing-duration>
    <meta:editing-cycles>1</meta:editing-cycles>
    <meta:document-statistic meta:table-count="0" meta:image-count="0" meta:object-count="0" meta:page-count="4" meta:paragraph-count="3" meta:word-count="3" meta:character-count="14" meta:non-whitespace-character-count="14"/>
    <meta:generator>LibreOffice/5.2.6.2$Linux_X86_64 LibreOffice_project/20m0$Build-2</meta:generator>
  </office:meta>
</office:document-meta>
</file>